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2">
      <style:text-properties officeooo:paragraph-rsid="000bd86f"/>
    </style:style>
    <style:style style:name="P2" style:family="paragraph" style:parent-style-name="List_20_Paragraph" style:list-style-name="WWNum3"/>
    <style:style style:name="P3" style:family="paragraph" style:parent-style-name="List_20_Paragraph" style:list-style-name="WWNum4"/>
    <style:style style:name="P4" style:family="paragraph" style:parent-style-name="List_20_Paragraph" style:list-style-name="WWNum5"/>
    <style:style style:name="P5" style:family="paragraph" style:parent-style-name="List_20_Paragraph" style:list-style-name="WWNum5">
      <style:text-properties officeooo:paragraph-rsid="000da1a1"/>
    </style:style>
    <style:style style:name="P6" style:family="paragraph" style:parent-style-name="List_20_Paragraph" style:list-style-name="WWNum6"/>
    <style:style style:name="P7" style:family="paragraph" style:parent-style-name="List_20_Paragraph" style:list-style-name="WWNum8"/>
    <style:style style:name="P8" style:family="paragraph" style:parent-style-name="List_20_Paragraph" style:list-style-name="WWNum11"/>
    <style:style style:name="P9" style:family="paragraph" style:parent-style-name="Standard">
      <style:text-properties style:font-name="Arial" fo:font-size="12pt" style:font-size-asian="12pt" style:font-name-complex="Arial1" style:font-size-complex="12pt"/>
    </style:style>
    <style:style style:name="P10" style:family="paragraph" style:parent-style-name="Standard">
      <loext:graphic-properties draw:fill="solid" draw:fill-color="#ffffff"/>
      <style:paragraph-properties fo:margin-top="0cm" fo:margin-bottom="0.953cm" style:contextual-spacing="false" fo:line-height="100%" fo:background-color="#ffffff"/>
    </style:style>
    <style:style style:name="P11" style:family="paragraph" style:parent-style-name="Standard" style:list-style-name="WWNum1">
      <loext:graphic-properties draw:fill="solid" draw:fill-color="#ffffff"/>
      <style:paragraph-properties fo:margin-top="0.494cm" fo:margin-bottom="0cm" style:contextual-spacing="false" fo:line-height="100%" fo:background-color="#ffffff"/>
    </style:style>
    <style:style style:name="P12" style:family="paragraph" style:parent-style-name="Standard" style:list-style-name="WWNum1">
      <loext:graphic-properties draw:fill="solid" draw:fill-color="#ffffff"/>
      <style:paragraph-properties fo:margin-top="0cm" fo:margin-bottom="0.494cm" style:contextual-spacing="false" fo:line-height="100%" fo:background-color="#ffffff"/>
    </style:style>
    <style:style style:name="P13" style:family="paragraph" style:parent-style-name="Standard" style:list-style-name="WWNum1">
      <loext:graphic-properties draw:fill="solid" draw:fill-color="#ffffff"/>
      <style:paragraph-properties fo:margin-top="0cm" fo:margin-bottom="0cm" style:contextual-spacing="false" fo:line-height="100%" fo:background-color="#ffffff"/>
    </style:style>
    <style:style style:name="P14" style:family="paragraph" style:parent-style-name="Standard">
      <style:paragraph-properties fo:margin-left="0.635cm" fo:margin-right="0cm" fo:text-indent="0cm" style:auto-text-indent="false"/>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0bd86f" style:font-size-asian="12pt" style:font-name-complex="Arial1" style:font-size-complex="12pt"/>
    </style:style>
    <style:style style:name="T3"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fo:font-style="italic" style:font-size-asian="12pt" style:font-style-asian="italic" style:font-name-complex="Arial1" style:font-size-complex="12pt" style:font-style-complex="italic"/>
    </style:style>
    <style:style style:name="T7" style:family="text">
      <style:text-properties fo:color="#333333" loext:opacity="100%" style:font-name="Arial" fo:font-size="12pt" style:font-name-asian="Times New Roman" style:font-size-asian="12pt" style:language-asian="es" style:country-asian="ES" style:font-name-complex="Arial1" style:font-size-complex="12pt"/>
    </style:style>
    <style:style style:name="T8" style:family="text">
      <style:text-properties fo:color="#333333" loext:opacity="100%" style:font-name="Arial" fo:font-size="12pt" fo:background-color="#ffffff" loext:char-shading-value="0" style:font-size-asian="12pt" style:font-name-complex="Arial1" style:font-size-complex="12pt"/>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GoBack"/><text:span text:style-name="T1">TEMA 3.- <text:s/>FORMAS JURÍDICAS Y TRÁMITES PARA LA CONSTITUCIÓN DE UNA EMPRESA</text:span></text:p>
      <text:p text:style-name="P9"/>
      <text:p text:style-name="Standard"><text:span text:style-name="T3">3.1.- <text:s/>FORMAS JURÍDICAS DE EMPRESA</text:span></text:p>
      <text:p text:style-name="P9"/>
      <text:p text:style-name="Standard"><text:span text:style-name="T1">A la hora de desarrollar este criterio de clasificación de empresas, se establece la siguiente distinción:</text:span></text:p>
      <text:list xml:id="list2258783326" text:style-name="WWNum2">
        <text:list-item>
          <text:p text:style-name="P1"><text:span text:style-name="T3">Empresa individual:</text:span><text:span text:style-name="T1"> el propietario de la empresa es una persona física. La principal característica es que no existe separación entre el patrimonio personal y el empresarial. Por eso se dice que el empresario individual asume una </text:span><text:span text:style-name="T5">responsabilidad ilimitada.</text:span><text:span text:style-name="T1"> A su vez se define empresario individual como persona física que ejerce de forma habitual y por cuenta propia una actividad comercial, industrial o profesional y responde con todo su patrimonio, presente y futuro, de las deudas que se pudieran contraer como consecuencia de su actividad empresarial.</text:span></text:p>
        </text:list-item>
      </text:list>
      <text:p text:style-name="Standard"><text:span text:style-name="T1">Por su parte para poder ser empresario individual se requiere:</text:span></text:p>
      <text:list xml:id="list235137171" text:style-name="WWNum3">
        <text:list-item>
          <text:p text:style-name="P2"><text:span text:style-name="T1">Ser mayor de edad y tener plena disposición de bienes. En el caso de los menores o incapacitados también podrían ser empresario individual a través de sus representantes legales.</text:span></text:p>
        </text:list-item>
        <text:list-item>
          <text:p text:style-name="P2"><text:span text:style-name="T1">No existe capital mínimo legal para iniciar la actividad y la gestión y representación legal corresponden al titular aunque puede delegarse-</text:span></text:p>
        </text:list-item>
        <text:list-item>
          <text:p text:style-name="P2"><text:span text:style-name="T1">El empresario individual tributa a través del Impuesto sobre la Renta de las Personas Físicas</text:span></text:p>
        </text:list-item>
        <text:list-item>
          <text:p text:style-name="P2"><text:span text:style-name="T1">No está obligado a inscribirse en el registro mercantil (aunque s</text:span><text:span text:style-name="T2">í</text:span><text:span text:style-name="T1"> resulta aconsejable), por lo que el nacimiento de la empresa y la adquisición de la personalidad tiene lugar desde el comienzo de la actividad. Por ello se dice que es la forma jurídica más rápida y sencilla</text:span></text:p>
        </text:list-item>
        <text:list-item>
          <text:p text:style-name="P2"><text:span text:style-name="T1">El nombre es libre, puede ser el suyo personal u otro inventado</text:span></text:p>
        </text:list-item>
      </text:list>
      <text:p text:style-name="Standard"><text:span text:style-name="T1">Con la ley 20/2007 del Estatuto del Trabajo Autónomo surge la figura del </text:span><text:span text:style-name="T4">“Trabajador Autónomo Económicamente Dependiente”</text:span><text:span text:style-name="T1"> que es aquél que realiza una actividad económica o profesional y de forma habitual, personal, directa y predominante para un cliente principal que debe suponer, al menos, el 75% de sus ingresos. Por lo que puede decirse que esta última figura se encuentra a caballo entre la figura del asalariado y la del empresario individual, aunque desde un punto de vista legal se consideran trabajadores autónomos y por tanto empresarios individuales. </text:span></text:p>
      <text:p text:style-name="P10"><text:soft-page-break/><text:span text:style-name="T7">Los requisitos que tiene que cumplir un autónomo económicamente dependiente son los siguientes:</text:span></text:p>
      <text:list xml:id="list339313790" text:style-name="WWNum1">
        <text:list-item>
          <text:p text:style-name="P11"><text:span text:style-name="T7">No tener trabajadores a su cargo.</text:span></text:p>
        </text:list-item>
        <text:list-item>
          <text:p text:style-name="P13"><text:span text:style-name="T7">Disponer de material y recursos propios para ejercer la actividad.</text:span></text:p>
        </text:list-item>
        <text:list-item>
          <text:p text:style-name="P13"><text:span text:style-name="T7">Percibir una contraprestación económica en función del resultado de la actividad, de acuerdo con lo pactado con la empresa.</text:span></text:p>
        </text:list-item>
        <text:list-item>
          <text:p text:style-name="P13"><text:span text:style-name="T7">Realizar su trabajo de manera diferenciada con los trabajadores por cuenta ajena de la empresa.</text:span></text:p>
        </text:list-item>
        <text:list-item>
          <text:p text:style-name="P13"><text:span text:style-name="T7">Desarrollar la actividad bajo criterios organizativos propios, sin perjuicio de las indicaciones técnicas de carácter general que pueda recibir de la empresa.</text:span><text:span text:style-name="T8"> </text:span></text:p>
        </text:list-item>
        <text:list-item>
          <text:p text:style-name="P12"><text:span text:style-name="T8">Los pasos para darse de alta como TRADE son iguales que para un autónomo. Tan sólo se diferencia en que el TRADE tiene que presentar el contrato firmado por escrito con su cliente principal en el Servicio Público de empleo estatal</text:span></text:p>
        </text:list-item>
      </text:list>
      <text:p text:style-name="Standard"><text:span text:style-name="T1">Con la ley 14/2013 se introduce la figura </text:span><text:span text:style-name="T4">del Emprendedor de Responsabilidad Limitada (E.R.L)</text:span><text:span text:style-name="T1">, siendo este aquella persona física, cualquiera que sea su actividad, que </text:span><text:span text:style-name="T5">puede limitar su responsabilidad</text:span><text:span text:style-name="T1"> por las deudas que contraiga a causa del ejercicio de dicha actividad empresarial o profesional mediante la asunción de la condición de “emprendedor de responsabilidad limitada”. Esta limitación solo afectaría a la vivienda del empresario siempre que su valor no supere los 300.000 euros (si la población es de más de 1.000.000 de habitantes el valor aumenta a 450.000 euros). Para ello el emprendedor de responsabilidad limitada debe inscribir su vivienda habitual en el Registro Mercantil y en el Registro de la Propiedad, así como darle publicidad a la situación. No pueden ser emprendedores de responsabilidad limitada aquellos deudores que hubiesen actuado con fraude o negligencia grave, si así ha sido declarado por sentencia firme o concurso de acreedores declarado culpable.</text:span></text:p>
      <text:p text:style-name="P9"/>
      <text:p text:style-name="Standard"><text:span text:style-name="T1">b)<text:tab/></text:span><text:span text:style-name="T4">Sociedades</text:span><text:span text:style-name="T1">: las sociedades nacen con la formalización del contrato de sociedad en escritura pública y adquieren su personalidad jurídica a través de su inscripción en el registro mercantil. Las sociedades mercantiles tributan por el impuesto de sociedades.</text:span></text:p>
      <text:p text:style-name="Standard"><text:span text:style-name="T1">Las sociedades se caracterizan por tener personalidad jurídica diferente a la de sus socios individualmente considerados. (art 116 del Código de Comercio). </text:span></text:p>
      <text:p text:style-name="Standard"><text:span text:style-name="T1">Las sociedades mercantiles se caracterizan por:</text:span></text:p>
      <text:list xml:id="list1290846118" text:style-name="WWNum4">
        <text:list-item>
          <text:p text:style-name="P3"><text:span text:style-name="T1">Estar constituidas por una o varias personas que unen un fondo común patrimonial para desarrollar una actividad empresarial con la finalidad de </text:span><text:soft-page-break/><text:span text:style-name="T1">obtener beneficio y posteriormente participar en el correspondiente reparto de ganancias. </text:span></text:p>
        </text:list-item>
        <text:list-item>
          <text:p text:style-name="P3"><text:span text:style-name="T1">Todas las sociedades mercantiles se constituyen a través de escritura pública y su posterior inscripción en el Registro Mercantil (condiciones indispensables para adquirir personalidad jurídica). </text:span></text:p>
        </text:list-item>
        <text:list-item>
          <text:p text:style-name="P3"><text:span text:style-name="T1">A su vez las sociedades mercantiles pueden clasificarse en: </text:span><text:span text:style-name="T6">personalistas</text:span><text:span text:style-name="T1"> y </text:span><text:span text:style-name="T6">capitalistas</text:span><text:span text:style-name="T1">. Las sociedades personalistas son aquellas en las que lo que prima son las personas y no el capital aportado por cada socio, mientras que en las sociedades capitalistas lo importante en el capital aportado por cada socio por encima de las características personales de estos. A su vez en las sociedades personalistas la gestión recae en los socios, mientras que en las sociedades capitalistas la gestión puede recaer en personas distintas a los socios.</text:span></text:p>
        </text:list-item>
      </text:list>
      <text:p text:style-name="P9"/>
      <text:p text:style-name="Standard"><text:span text:style-name="T1">Las diferentes formas jurídicas de empresa sociedad que podemos encontrar son:</text:span></text:p>
      <text:p text:style-name="P9"/>
      <text:p text:style-name="Standard"><text:span text:style-name="T3">1.- Sociedad de Responsabilidad Limitada:</text:span><text:span text:style-name="T1"> </text:span></text:p>
      <text:p text:style-name="Standard"><text:span text:style-name="T1">Sus principales características son:</text:span></text:p>
      <text:list xml:id="list20832000" text:style-name="WWNum5">
        <text:list-item>
          <text:p text:style-name="P5"><text:span text:style-name="T1">Como su nombre indica la responsabilidad es limitada, es decir, se responde con la aportación que han hecho los socios a la empresa, no con los bienes particulares. Sin embargo, el Juzgado puede extender esa responsabilidad a los bienes de los socios cuando éstos se aprovechan de forma abusiva de esta limitación <text:s/>de responsabilidad y perjudican los intereses de terceras personas.<text:line-break/></text:span><text:span text:style-name="T6">Ej. Una S.L cuyos socios tienen un capital disponible de 20000 euros y realizan una compra por valor de 50000 euros, sabiendo perfectamente que no la van a poder pagar.</text:span></text:p>
        </text:list-item>
        <text:list-item>
          <text:p text:style-name="P4"><text:span text:style-name="T1">Se puede constituir con uno o más socios. En caso de estar formado por un solo socio se denomina sociedad limitada unipersonal.</text:span></text:p>
        </text:list-item>
        <text:list-item>
          <text:p text:style-name="P4"><text:span text:style-name="T1">El capital social mínimo establecido es de 3.000 euros los cuales deberán estar íntegramente suscritos y desembolsados en el momento de su constitución. <text:s/>Se puede aportar dinero, o bienes, por ejemplo una máquina o un local. <text:s/>Estos bienes figurarán en la escritura de constitución de la empresa por su valor de mercado, se hará una valoración de dichos bienes por un profesional (perito).</text:span></text:p>
        </text:list-item>
        <text:list-item>
          <text:p text:style-name="P4"><text:span text:style-name="T1">En la denominación deberá figurar la indicación "Sociedad de Responsabilidad Limitada", "Sociedad Limitada" o sus abreviaturas "S.R.L." o "S.L.".</text:span></text:p>
        </text:list-item>
        <text:list-item>
          <text:p text:style-name="P4"><text:soft-page-break/><text:span text:style-name="T1">El capital social se divide en participaciones. Cada socio tendrá un número de participaciones proporcional al capital que ha aportado. <text:s/>Por ejemplo, el capital social de una S.L es de 20.000 euros y un socio ha aportado 10.000 euros de esa cantidad. <text:s/>El capital social se divide en participaciones de 100 euros cada una, por lo que habrá 2000 participaciones. <text:s/>En este caso el socio que ha aportado 10.000 euros de capital social tendrá 1000 participaciones. La transmisión de las participaciones no es libre sino en principio restringida a otros socios o familiares hasta segundo grado (salvo que en los Estatutos se haya establecido otra cosa)</text:span></text:p>
        </text:list-item>
        <text:list-item>
          <text:p text:style-name="P4"><text:span text:style-name="T1">El porcentaje de participaciones de cada socio le otorga una serie de derechos:</text:span></text:p>
        </text:list-item>
      </text:list>
      <text:list xml:id="list2580378006" text:style-name="WWNum6">
        <text:list-item>
          <text:p text:style-name="P6"><text:span text:style-name="T1">A recibir un dividendo o beneficio en función del número de participaciones que tenga. <text:s/>En el caso anterior, el socio recibirá el 50% de los dividendos</text:span></text:p>
        </text:list-item>
        <text:list-item>
          <text:p text:style-name="P6"><text:span text:style-name="T1">A la toma de decisiones en la Junta General de Socios en proporción al número de participaciones que tenga cada socio</text:span></text:p>
        </text:list-item>
        <text:list-item>
          <text:p text:style-name="P6"><text:span text:style-name="T1">A la compra de nuevas participaciones que emita la S.L cuando quiera ampliar capital.</text:span></text:p>
        </text:list-item>
      </text:list>
      <text:list xml:id="list122941707566150" text:continue-list="list20832000" text:style-name="WWNum5">
        <text:list-item>
          <text:p text:style-name="P4"><text:span text:style-name="T1">La gestión y administración de la sociedad se lleva a cabo a través de los siguientes órganos sociales:</text:span></text:p>
        </text:list-item>
      </text:list>
      <text:p text:style-name="P14"><text:span text:style-name="T1">a.- <text:s/>La Junta General de Socios, en caso de que el número de socios sea mayor de 15. <text:s/>Está formada por todos los socios y se reúne como mínimo una vez al año para aprobar las cuentas anuales de la empresa</text:span></text:p>
      <text:p text:style-name="P14"><text:span text:style-name="T1">b.- <text:s/>El administrado o administradores: Se encarga de gestionar y representa a la empresa. <text:s/>Puede ser un administrador único o varios, puede ser un socio o alguien contratado por ellos para ejercer esa función. En caso de existir un único socio este ejercerá las competencias de la Junta General, sus decisiones se consignarán en acta bajo su firma o la de su representante, pudiendo ser ejecutadas y formalizadas por el propio socio o por los administradores de la sociedad.</text:span></text:p>
      <text:list xml:id="list122942841459014" text:continue-numbering="true" text:style-name="WWNum5">
        <text:list-item>
          <text:p text:style-name="P4"><text:span text:style-name="T1">En lo referente a la tributación se liquidará el correspondiente Impuesto de Sociedades por un porcentaje fijo sobre los beneficios. <text:s/>Para las nuevas empresas es del 15% y al tercer año, en el caso de que el beneficio es menor de 300000 euros, del 25%.</text:span></text:p>
        </text:list-item>
      </text:list>
      <text:p text:style-name="P9"/>
      <text:p text:style-name="Standard"><text:span text:style-name="T3">2.- Sociedad de Responsabilidad Limitada Nueva Empresa</text:span></text:p>
      <text:list xml:id="list122943168753817" text:continue-numbering="true" text:style-name="WWNum5">
        <text:list-item>
          <text:p text:style-name="P4"><text:span text:style-name="T1">Constituye una forma de sociedad limitada que ofrece ventajas a los emprendedores como la mayor flexibilidad en la creación así como ventajas fiscales y financieras.. </text:span></text:p>
        </text:list-item>
        <text:list-item>
          <text:p text:style-name="P4"><text:soft-page-break/><text:span text:style-name="T1">El número máximo de socios es 5, que a su vez solo pueden ser personas físicas. Su capital social máximo es de 120.000 euros y el mínimo 3.000 euros y solo es posible su constitución con aportaciones dinerarias.</text:span></text:p>
        </text:list-item>
        <text:list-item>
          <text:p text:style-name="P4"><text:span text:style-name="T1">Una de las principales ventajas son los incentivos fiscales, ya que se permite poder aplazar el pago del impuesto de sociedades los dos primeros años desde su constitución y la no obligación de realizar pagos fraccionados del impuesto de sociedades durante esos dos primeros años</text:span></text:p>
        </text:list-item>
        <text:list-item>
          <text:p text:style-name="P4"><text:span text:style-name="T1">Estas sociedades se pueden constituir de forma telemática o presencial, en un plazo más reducido que el resto de sociedades (24-48 horas). Para más información:www.circe.es</text:span></text:p>
        </text:list-item>
        <text:list-item>
          <text:p text:style-name="P4"><text:span text:style-name="T1">En cuanto a su denominación social esta se compone de los apellidos y el nombre de uno de los socios más un código alfanumérico único (ID-CIRCE) seguido de la indicación “Sociedad Limitada Nueva Empresa” o “SLNE”.</text:span></text:p>
        </text:list-item>
      </text:list>
      <text:p text:style-name="P9"/>
      <text:p text:style-name="Standard"><text:span text:style-name="T3">3.- Sociedad Anónima</text:span><text:span text:style-name="T1"> </text:span></text:p>
      <text:p text:style-name="Standard"><text:span text:style-name="T1">se define como aquella Sociedad de carácter mercantil capitalista en la que el capital social, que se encuentra dividido en acciones, se integra por las aportaciones de los socios, quienes no responden personalmente de las deudas sociales. </text:span></text:p>
      <text:p text:style-name="Standard"><text:span text:style-name="T1">Sus principales características son:</text:span></text:p>
      <text:list xml:id="list1383103723" text:style-name="WWNum8">
        <text:list-item>
          <text:p text:style-name="P7"><text:span text:style-name="T1">Pueden constituirse con uno o más socios. En caso de constituirse con un único socio se denominará sociedad anónima unipersonal.</text:span></text:p>
        </text:list-item>
        <text:list-item>
          <text:p text:style-name="P7"><text:span text:style-name="T1">El capital social constituido por las aportaciones de los socios (dinero, bienes o derechos) no podrá ser inferior a 60.000 €. Este deberá estar totalmente suscrito en el momento de la constitución de la sociedad y desembolsado en al menos un 25%. A su vez el capital social se divide en acciones que se definen como partes alícuotas del capital social de la S.A que dan al poseedor la condición de socio.</text:span></text:p>
        </text:list-item>
        <text:list-item>
          <text:p text:style-name="P7"><text:span text:style-name="T1">La responsabilidad que asumen los socios es limitada al capital aportado.</text:span></text:p>
        </text:list-item>
        <text:list-item>
          <text:p text:style-name="P7"><text:span text:style-name="T1">En la denominación social, junto con el nombre elegido, deberá figurar necesariamente la expresión "Sociedad Anónima" o su abreviatura "S.A.".</text:span></text:p>
        </text:list-item>
        <text:list-item>
          <text:p text:style-name="P7"><text:span text:style-name="T1">Las acciones pueden transmitirse libremente (salvo que los estatutos establezcan lo contrario) transmitiéndose así la condición de socio y sus derechos.</text:span></text:p>
        </text:list-item>
      </text:list>
      <text:p text:style-name="Standard"><text:span text:style-name="T3">4.- Sociedad Laboral</text:span></text:p>
      <text:p text:style-name="Standard"><text:soft-page-break/><text:span text:style-name="T1">Se definen como sociedades anónimas o limitadas en las que las que la mayoría del capital social (más del 50%) es propiedad de personas que prestan sus servicios en la empresa de forma personal y directa y cuya relación laboral con esta es por tiempo indefinido.</text:span></text:p>
      <text:p text:style-name="Standard"><text:span text:style-name="T1">Sus principales características son:</text:span></text:p>
      <text:list xml:id="list1795099100" text:style-name="WWNum11">
        <text:list-item>
          <text:p text:style-name="P8"><text:span text:style-name="T1">El número mínimo de socios es 3, de los cuales al menos 2 serán trabajadores. <text:s/>Pueden ser inicialmente 2 socios trabajadores al 50%, si en 3 años se amplía a un tercer socio. <text:s/></text:span></text:p>
        </text:list-item>
        <text:list-item>
          <text:p text:style-name="P8"><text:span text:style-name="T1">Por lo tanto, hay socios que trabajan y socios que no</text:span></text:p>
        </text:list-item>
        <text:list-item>
          <text:p text:style-name="P8"><text:span text:style-name="T1">Los socios trabajadores deben ser propietarios de al menos el 51% del capital. Ningún socio trabajador puede tener por sí solo más del 33% del capital. <text:s/>Deben estar contratados por tiempo indefinido y a tiempo completo</text:span></text:p>
        </text:list-item>
        <text:list-item>
          <text:p text:style-name="P8"><text:span text:style-name="T1">Los socios no trabajadores, en conjunto, no podrán tener más del 49% del capital</text:span></text:p>
        </text:list-item>
        <text:list-item>
          <text:p text:style-name="P8"><text:span text:style-name="T1">Es posible contratar a trabajadores asalariados que no sean socios. <text:s/>Hay unos límites, el número de horas al año trabajadas no puede ser superior al 49% de las horas trabajadas por los socios. <text:s/>No se incluyen los trabajadores temporales</text:span></text:p>
        </text:list-item>
        <text:list-item>
          <text:p text:style-name="P8"><text:span text:style-name="T1">La responsabilidad de los socios es limitada a las aportaciones realizadas.</text:span></text:p>
        </text:list-item>
        <text:list-item>
          <text:p text:style-name="P8"><text:span text:style-name="T1">El capital social se encuentra dividido en acciones o participaciones dependiendo si se trata de una sociedad anónima laboral y de una sociedad limitada laboral. En el caso de la sociedad anónima laboral se precisa de un capital social mínimo de 60.000 euros íntegramente suscrito y desembolsado en al menos el 25%. Si por el contrario se tratase de una sociedad limitada laboral se precisa de un capital social mínimo de 3.000 euros íntegramente desembolsados.</text:span></text:p>
        </text:list-item>
        <text:list-item>
          <text:p text:style-name="P8"><text:span text:style-name="T1">A la hora de determinar la denominación social, al nombre elegido hay que añadir las denominaciones “sociedad anónima laboral” o “SAL” o bien “sociedad limitada laboral” o “SLL” según sea el caso.</text:span></text:p>
        </text:list-item>
      </text:list>
      <text:p text:style-name="Standard"><text:span text:style-name="T1">-<text:tab/></text:span></text:p>
      <text:p text:style-name="Standard"><text:span text:style-name="T1">.</text:span></text:p>
      <text:p text:style-name="Standard"><text:span text:style-name="T1">8)- Sociedad Cooperativa: a diferencia de las sociedades anteriormente descritas, no constituye una sociedad mercantil, sino que se considera una sociedad de economía social o interés social.</text:span></text:p>
      <text:p text:style-name="Standard"><text:span text:style-name="T1"><text:s/></text:span></text:p>
      <text:p text:style-name="Standard"><text:span text:style-name="T1">Se regulan a través de la Ley 27/1999 de 16 de julio y además las Comunidades Autónomas cuentan con normativa propia al respecto. Se </text:span><text:soft-page-break/><text:span text:style-name="T1">definen como sociedad constituida por personas que se asocian, en régimen de libre adhesión y baja voluntaria, para la realización de actividades empresariales, encaminadas a satisfacer sus necesidades y aspiraciones económicas y sociales, con estructura y funcionamiento democrático, en régimen de adhesión y baja voluntaria compartiendo beneficios una vez atendidos los fondos comunitarios. Sus principales características son:</text:span></text:p>
      <text:p text:style-name="Standard"><text:span text:style-name="T1">-<text:tab/>El capital social es variable de forma que puede incrementarse o disminuir en función del número de socios.</text:span></text:p>
      <text:p text:style-name="Standard"><text:span text:style-name="T1">-<text:tab/>La gestión y el gobierno corresponde a los socios siendo libre la adhesión y baja de estos.</text:span></text:p>
      <text:p text:style-name="Standard"><text:span text:style-name="T1">-<text:tab/>El funcionamiento es democrático de forma que cada socio tiene un voto con independencia de su aportación.</text:span></text:p>
      <text:p text:style-name="Standard"><text:span text:style-name="T1">-<text:tab/>En principio la responsabilidad es limitada al capital aportado, salvo que los estatutos establezcan lo contrario.</text:span></text:p>
      <text:p text:style-name="Standard"><text:span text:style-name="T1">-<text:tab/>Debe destinarse una parte de los excedentes a la creación de un fondo de reserva y un fondo de educación y promoción. Al no tener ánimo de lucro sino una finalidad de interés económico social, los excedentes suelen reinvertirse en la empresa y en caso de proceder a su reparto se haría de forma equitativa entres sus socios en función de las actividades que realicen y no en función del capital aportado.</text:span></text:p>
      <text:p text:style-name="Standard"><text:span text:style-name="T1">-<text:tab/>En su denominación social figurará junto con el nombre los</text:span></text:p>
      <text:p text:style-name="Standard"><text:span text:style-name="T1">términos “Sociedad Cooperativa” o “S. Coop”</text:span></text:p>
      <text:p text:style-name="Standard"><text:span text:style-name="T1">-<text:tab/>La tributación se realiza a través del impuesto de sociedades aunque con importantes bonificaciones fiscales.</text:span></text:p>
      <text:p text:style-name="P9"/>
      <text:p text:style-name="Standard"><text:span text:style-name="T1">A su vez las cooperativas se clasifican en:</text:span></text:p>
      <text:p text:style-name="P9"/>
      <text:p text:style-name="Standard"><text:span text:style-name="T1">a)<text:tab/>cooperativas de primer grado: aquellas cuyos socios son personas físicas o jurídicas. Para su constitución se requieren al menos 3 o 5 socios dependiendo de las legislación correspondiente a cada Comunidad Autónoma.</text:span></text:p>
      <text:p text:style-name="Standard"><text:span text:style-name="T1">b)<text:tab/>cooperativas de segundo grado: aquellas formadas por dos o mas cooperativas de primer grado.</text:span></text:p>
      <text:p text:style-name="P9"/>
      <text:p text:style-name="Standard"><text:soft-page-break/><text:span text:style-name="T1">Entre las cooperativas de primer grado existen diversos tipos: de trabajo asociado, de consumidores y usuarios, de viviendas, agrarias, de enseñanza, de crédito......</text:span></text:p>
      <text:p text:style-name="Standard"><text:span text:style-name="T1">Cabe resaltar el caso de las Cooperativas de Trabajo Asociado que son aquellas que tienen por finalidad la creación, mantenimiento o mejora de los puestos de trabajo para sus socios, mediante la organización en común de la producción de bienes o servicios. 1)-Sociedad Colectiva: Aparece regulada en los art 125-144 del Código de Comercio. Se define como sociedad mercantil personalista cuyos socios aportan capital y trabajo y responden de forma personal, ilimitada y solidaria de las deudas sociales.</text:span></text:p>
      <text:p text:style-name="Standard"><text:span text:style-name="T1">Sus principales características son:</text:span></text:p>
      <text:p text:style-name="Standard"><text:span text:style-name="T1">-<text:tab/>Se necesitan al menos dos socios para su constitución.</text:span></text:p>
      <text:p text:style-name="Standard"><text:span text:style-name="T1">-<text:tab/>No existe capital social mínimo.</text:span></text:p>
      <text:p text:style-name="Standard"><text:span text:style-name="T1">-<text:tab/>-<text:tab/>Puede haber dos tipos de socios, los </text:span><text:span text:style-name="T4">colectivos </text:span><text:span text:style-name="T1">son los que aportan capital a la sociedad y llevan la gestión de la empresa, tienen responsabilidad ilimitada (se responde con todo el patrimonio personal), personal y solidaria (se puede exigir toda la deuda a un único socio). Estos socios participan de los beneficios, es decir, se los reparten en función de la aportación de cada uno, el que más aportó recibirá más beneficios… Por otra parte puede haber socios </text:span><text:span text:style-name="T4">industriales </text:span><text:span text:style-name="T1">que solo aportan trabajo y no tienen responsabilidad en la gestión, tampoco tienen responsabilidad ilimitada y participan de los beneficios en la misma cantidad que el socio que menos capital aportó.</text:span></text:p>
      <text:p text:style-name="Standard"><text:span text:style-name="T1">-<text:tab/>La denominación social estará formada por el nombre de todos sus socios, de algunos de ellos o de uno solo, debiéndose añadir, en estos dos últimos casos, al nombre o nombres que se expresen, las palabras «y Compañía».</text:span></text:p>
      <text:p text:style-name="Standard"><text:span text:style-name="T1">-<text:tab/>Ningún socio podrá transmitir a otra persona el interés que tenga en la compañía, ni sustituirla en su lugar para que desempeñe los oficios que a él le tocaren en la administración social, sin que preceda el consentimiento de los socios.</text:span></text:p>
      <text:p text:style-name="Standard"><text:span text:style-name="T1">-<text:tab/>Tributan a través del Impuesto de Sociedades.</text:span></text:p>
      <text:p text:style-name="P9"/>
      <text:p text:style-name="Standard"><text:span text:style-name="T1">2)- Sociedad Comanditaria Simple: también denominada sociedad en comandita simple. Aparece recogida en los art 145-150 del Código de Comercio y se define como aquella sociedad mercantil personalista <text:s/>en la aparecen dos tipos de socios: los socios colectivos (aportan trabajo y capital, </text:span><text:soft-page-break/><text:span text:style-name="T1">intervienen en la gestión, asumen una responsabilidad frente a terceros personal, solidaria e ilimitada) y los socios comanditarios ( aportan capital, no intervienen en la gestión de la empresa y su responsabilidad frente a terceros es limitada al capital aportado). En definitiva las características son similares a la sociedad colectiva (se necesitan dos más socios, no existe capital social mínimo etc....) salvo por la aparición de la figura del socio comanditario. Destacar también en relación a su denominación social que la compañía en comandita girará bajo el nombre de todos los socios colectivos, de algunos de ellos o de uno solo, debiendo añadirse, en estos dos últimos casos, al nombre o nombres que se expresen, las palabras «y Compañía», y en todos, las de «Sociedad en comandita». En ningún caso podrán incluirse los nombres de los socios comanditarios. En cuanto a su tributación al igual que las sociedades colectivas tributan por el Impuesto de Sociedades.</text:span></text:p>
      <text:p text:style-name="P9"/>
      <text:p text:style-name="Standard"><text:span text:style-name="T1">3)- Sociedad Comanditaria por acciones: constituye una variante de la sociedad comanditaria simple de forma que la sociedad en comandita por acciones tiene el capital dividido en acciones, constituido por las aportaciones de todos los socios, uno de los cuales, al menos, responderá personalmente de las deudas sociales como socio colectivo. Estas sociedades se regulan por los art 151- 157 del Código de Comercio y por la ley de sociedades de capital ( RD legislativo 1/2010) En cuanto a la denominación social podrá utilizarse una razón social, con el nombre de todos los socios colectivos, de alguno de ellos o de uno sólo, o bien, una denominación objetiva, con la necesaria indicación de Sociedad en comandita por acciones o su abreviatura S. Com. por A. En cuanto al resto de características son comunes a la sociedad comanditaria simple con las siguientes peculiaridades:</text:span></text:p>
      <text:p text:style-name="Standard"><text:span text:style-name="T1">-<text:tab/>El número de socios comanditarios ha de ser como mínimo dos y</text:span></text:p>
      <text:p text:style-name="Standard"><text:span text:style-name="T1">debe existir al menos un socio colectivo que se encargaría de la gestión de la empresa.</text:span></text:p>
      <text:p text:style-name="P9"/>
      <text:p text:style-name="Standard"><text:span text:style-name="T1">-<text:tab/>En lo referente al capital social mínimo se aplica la normativa establecida para el caso de las sociedades anónimas de forma que es necesario un capital mínimo de 60.000 euros. Dicho capital debe estar íntegramente suscrito en el momento de la constitución y desembolsado al menos en un 25%.</text:span></text:p>
      <text:p text:style-name="Standard"><text:span text:style-name="T1">A diferencia de la sociedad comanditaria simple que es una sociedad personalista, la sociedad comanditaria por acciones es un tipo de sociedad mercantil capitalista.</text:span></text:p>
      <text:p text:style-name="Standard"><text:span text:style-name="T1"><text:s/></text:span></text:p>
      <text:p text:style-name="P9"><text:soft-page-break/></text:p>
      <text:p text:style-name="P9"/>
      <text:p text:style-name="Standard"><text:span text:style-name="T1"><text:s/></text:span></text:p>
      <text:p text:style-name="P9"/>
      <text:p text:style-name="P9"/>
      <text:p text:style-name="P9"/>
      <text:p text:style-name="Standard"><text:span text:style-name="T1">6- LAS AREAS FUNCIONALES.</text:span></text:p>
      <text:p text:style-name="Standard"><text:span text:style-name="T1">Teniendo en cuenta las diferentes funciones que realiza la empresa, ésta puede estructurarse en las siguientes áreas funcionales:</text:span></text:p>
      <text:p text:style-name="Standard"><text:span text:style-name="T1">1-<text:tab/>Área de Producción o Técnica: también denominada área de operaciones. Engloba todas las funciones relacionadas con la transformación de inputs o factores de producción en outputs o productos finales a través de una serie de operaciones organizadas. Es decir lo relativo a la proceso de producción de bienes y servicios. Este área o departamento, no solo se encuentra en las empresas industriales o productoras de bienes, sino también en las de servicios. En función del tipo de empresa y de sus productos, el departamento de producción puede variar, sin embargo podemos señalar como principales funciones o más comunes las siguientes:</text:span></text:p>
      <text:p text:style-name="Standard"><text:span text:style-name="T1">a)<text:tab/>Identificar los inputs necesarios en el proceso productivo: El</text:span></text:p>
      <text:p text:style-name="Standard"><text:span text:style-name="T1">departamento de producción es responsable de determinar la cantidad de insumos necesarios para la lograr la producción. de bienes y/o servicios. En esta función, pueden colabora otros departamentos, como el de compras o aprovisionamiento, para que nunca falten los materiales que se necesitan en cada etapa de producción. En muchas ocasiones el departamento de compras o aprovisionamiento está integrado en el departamento de producción.</text:span></text:p>
      <text:p text:style-name="Standard"><text:span text:style-name="T1">b)<text:tab/>Planificar la producción: Una vez que se dispone de los</text:span></text:p>
      <text:p text:style-name="Standard"><text:span text:style-name="T1">inputs necesarios, han de planificarse todas las tareas y procesos necesarios para lograr conseguir la producción deseada en el tiempo establecido. En este sentido resulta de gran importancia una correcta planificación de tareas y asignación de estas a los trabajadores.</text:span></text:p>
      <text:p text:style-name="Standard"><text:span text:style-name="T1">c)<text:tab/>Minimizar los costes de producción: para ello deben encontrarse formas efectivas de reducir el coste unitario de producción, con el fin de maximizar los beneficios.</text:span></text:p>
      <text:p text:style-name="Standard"><text:span text:style-name="T1">2-<text:tab/>Área Comercial o de Marketing: Se encarga de todo lo relacionado con el producto servicio, la fijación de precios, la distribución, publicidad así como </text:span><text:soft-page-break/><text:span text:style-name="T1">promociones de ventas. En lo relativo al producto o servicio, el Departamento de Marketing controla todo lo relacionado con las características del mismo como son diseño, envase, etiquetado etc… con el objetivo de obtener la satisfacción del consumidor y poder incrementar así las ventas. Respecto a los precios, este departamento se encarga de fijarlos (es coordinación con otros departamentos) y establecer así las estrategias respecto a los precios de forma que sean acordes con el producto o servicio en cuestión y conlleven a incrementar las ventas de la empresa. En cuanto a la distribución, debe gestionar y posteriormente controlar</text:span></text:p>
      <text:p text:style-name="Standard"><text:span text:style-name="T1"><text:s/></text:span></text:p>
      <text:p text:style-name="Standard"><text:span text:style-name="T1">que el producto o servicio llegue al consumidor final y lo haga en las condiciones óptimas y con el nivel de calidad deseable. Esta área debe también planificar todo lo relativo a la publicidad y sus diferentes formas e instrumentos, promociones de ventas, acciones de merchadising, patrocinio, relaciones públicas etc…. Por tanto puede decirse que el principal objetivo del área comercial o de marketing es el incremento de las ventas de la empresa.</text:span></text:p>
      <text:p text:style-name="P9"/>
      <text:p text:style-name="Standard"><text:span text:style-name="T1">3-<text:tab/>Área Económico- Financiera: proporciona los fondos necesarios en el momento necesario y al mínimo coste posible y determina la colocación de los fondos excedentes de la forma más rentable. Todo ello controlando en todo momento los costes existentes para así maximizar el beneficio. En numerosas empresas esta función va ligada a la función contable con lo que en el departamento económico-financiero se desempeñan labores contables, realizándose así la elaboración de las cuentas anuales, así como el cálculo de costes y la diferentes magnitudes económico-financieras ( ratios, rentabilidad, umbral de rentabilidad, VAN, TIR etc..) En otras empresas existe un departamento de contabilidad independiente pero en continua coordinación con el departamento económico-financiero. Las decisiones de este departamento al tratarse de aspectos económicos y de aprobación de presupuesto o visto bueno de para la realización de gastos influyen en el resto de áreas o departamentos de la empresa.</text:span></text:p>
      <text:p text:style-name="P9"/>
      <text:p text:style-name="Standard"><text:span text:style-name="T1">4-<text:tab/>Área de Personal o de Recursos Humanos: realiza funciones relacionadas con el personal de la empresa: selección, formación,. valoración de puestos de trabajo, fijación de los sistemas de remuneración, ascensos y promociones, contratación....etc…En las empresas trabajan personas, cada una de ellas con unos comportamientos y motivaciones. Estas personas se relacionan <text:s text:c="3"/>en la empresa y además necesitan ser motivadas correctamente, por lo que es fundamental una adecuada política de dirección de personas en la empresa. Las funciones por tanto del área de personal o de recursos </text:span><text:soft-page-break/><text:span text:style-name="T1">humanos están por un lado relacionadas con la gestión del personal y por otro con la administración del personal, siendo las principales:</text:span></text:p>
      <text:p text:style-name="P9"/>
      <text:p text:style-name="Standard"><text:span text:style-name="T1">•<text:tab/>Funciones relacionadas con la gestión de los RRHH:</text:span></text:p>
      <text:p text:style-name="Standard"><text:span text:style-name="T1"><text:tab/>Planificación de plantillas.</text:span></text:p>
      <text:p text:style-name="Standard"><text:span text:style-name="T1"><text:tab/>Descripción de puestos de trabajo.</text:span></text:p>
      <text:p text:style-name="Standard"><text:span text:style-name="T1"><text:tab/>Reclutamiento y selección de personal.</text:span></text:p>
      <text:p text:style-name="Standard"><text:span text:style-name="T1"><text:tab/>Acogida de nuevos trabajadores.</text:span></text:p>
      <text:p text:style-name="Standard"><text:span text:style-name="T1"><text:tab/>Valoración de puestos de trabajo y retribución.</text:span></text:p>
      <text:p text:style-name="Standard"><text:span text:style-name="T1"><text:tab/>Evaluación del desempeño.</text:span></text:p>
      <text:p text:style-name="Standard"><text:span text:style-name="T1"><text:s/></text:span></text:p>
      <text:p text:style-name="Standard"><text:span text:style-name="T1"><text:tab/>Formación y desarrollo.</text:span></text:p>
      <text:p text:style-name="Standard"><text:span text:style-name="T1"><text:tab/>Relaciones laborales.</text:span></text:p>
      <text:p text:style-name="Standard"><text:span text:style-name="T1"><text:tab/>Prevención de riesgos laborales.</text:span></text:p>
      <text:p text:style-name="Standard"><text:span text:style-name="T1"><text:tab/>Reducción de plantillas y cese de trabajadores.</text:span></text:p>
      <text:p text:style-name="Standard"><text:span text:style-name="T1">•<text:tab/>Funciones relacionadas con la administración de los RRHH:</text:span></text:p>
      <text:p text:style-name="Standard"><text:span text:style-name="T1"><text:tab/>Elaboración de nóminas.</text:span></text:p>
      <text:p text:style-name="Standard"><text:span text:style-name="T1"><text:tab/>Trámites de Seguridad Social y Hacienda.</text:span></text:p>
      <text:p text:style-name="Standard"><text:span text:style-name="T1"><text:tab/>Control del absentismo.</text:span></text:p>
      <text:p text:style-name="Standard"><text:span text:style-name="T1"><text:tab/>Trámites relacionados con infracciones y sanciones.</text:span></text:p>
      <text:p text:style-name="Standard"><text:span text:style-name="T1"><text:tab/>Trámites de contratación.</text:span></text:p>
      <text:p text:style-name="Standard"><text:span text:style-name="T1"><text:tab/>Trámites relacionados con la finalización de la relación laboral.</text:span></text:p>
      <text:p text:style-name="Standard"><text:span text:style-name="T1"><text:tab/>Información.</text:span></text:p>
      <text:p text:style-name="Standard"><text:span text:style-name="T1"><text:tab/>Trámites<text:tab/>relacionados<text:tab/>con<text:tab/>bajas<text:tab/>y excedencias.</text:span></text:p>
      <text:p text:style-name="Standard"><text:span text:style-name="T1"><text:tab/>Información.</text:span></text:p>
      <text:p text:style-name="Standard"><text:span text:style-name="T1">5-<text:tab/>Área de Administración: esta área funcional ejerce un importante control de la empresa a través del manejo de documentación. En algunas empresas existe un departamento denominado Departamento Administrativo o de Administración, sin embargo en otras empresas está función se lleva a cabo </text:span><text:soft-page-break/><text:span text:style-name="T1">por los distintos departamentos. En este sentido en algunas empresas el Departamento de RRHH se encargaría del manejo de la documentación relacionada con el personal de la empresa o el Departamento de Económico- Financiero de la documentación contable o económica.</text:span></text:p>
      <text:p text:style-name="P9"/>
      <text:p text:style-name="Standard"><text:span text:style-name="T1">7- CONCLUSIONES</text:span></text:p>
      <text:p text:style-name="Standard"><text:span text:style-name="T1">Hemos analizado con profundidad a lo largo de este tema todo lo relativo a la empresa, desde su concepto, características, elementos, objetivos, criterios de clasificación, prestando especial detalle a los tipos a las diferentes formas jurídicas que esta puede adoptar, Tal es su importancia que hasta la misma Constitución alude a esta en sus art 38,128<text:tab/><text:tab/>y<text:tab/><text:tab/>129.<text:tab/><text:tab/>Por<text:tab/>último<text:tab/><text:tab/>hemos<text:tab/>analizado<text:tab/>las<text:tab/><text:tab/>diferentes<text:tab/>áreas funcionales que configuran los departamentos existentes en la empresa. Para concluir el tema, es necesario hacer referencia<text:tab/><text:tab/>al creciente interés<text:tab/>y<text:tab/>preocupación<text:tab/>de<text:tab/>los<text:tab/>poderes<text:tab/>públicos<text:tab/>tanto<text:tab/>nacionales, autonómicos, locales y a nivel de la Unión Europea, por el fomento del autoempleo<text:tab/>y<text:tab/>el<text:tab/>apoyo<text:tab/><text:tab/>a<text:tab/><text:tab/><text:tab/>las<text:tab/><text:tab/>pequeñas<text:tab/>y<text:tab/>medianas<text:tab/><text:tab/>empresas, verdaderos impulsores de la economía y motores de creación de empleo. Todo ello encuadrado en un mercado global consecuencia de la globalización en el que conviven las pequeñas y medianas empresas</text:span></text:p>
      <text:p text:style-name="Standard"><text:span text:style-name="T1">con las multinacionales</text:span></text:p>
      <text:p text:style-name="Standard"><text:span text:style-name="T1"><text:s/></text:span></text:p>
      <text:p text:style-name="Standard"><text:span text:style-name="T1">7-<text:tab/>REFERENCIAS BIBLIOGRÁFICAS Y DOCUMENTALES.</text:span></text:p>
      <text:p text:style-name="P9"/>
      <text:p text:style-name="Standard"><text:span text:style-name="T1">-<text:tab/>Francisco Mochón. “Economía Teoría y Política”. Editorial Mc Graw Hill.</text:span></text:p>
      <text:p text:style-name="Standard"><text:span text:style-name="T1">-<text:tab/>Andrés Cabrera. “Economía de la Empresa”. Editorial SM</text:span></text:p>
      <text:p text:style-name="Standard"><text:span text:style-name="T1">-<text:tab/>José Alfaro Jiménez, Clara González Fernández, Montserrat Pina Massachs. “Economía de la Empresa”. Editorial Mc Graw Hill</text:span></text:p>
      <text:p text:style-name="Standard"><text:span text:style-name="T1">-<text:tab/>Luis I. Martínez. “Tema 46 de Formación y Orientación Laboral”. Preparadores de Oposiciones para la Enseñanza.</text:span></text:p>
      <text:p text:style-name="Standard"><text:span text:style-name="T1">-<text:tab/>Eduardo Bueno Campos. “Curso Básico de Economía de la Empresa”. Editorial Pirámide.</text:span></text:p>
      <text:p text:style-name="Standard"><text:span text:style-name="T1">-<text:tab/>Mª Luisa Fernández Pirla. “Ensayo sobre una teoría</text:span></text:p>
      <text:p text:style-name="Standard"><text:soft-page-break/><text:span text:style-name="T1">actual de la empresa y su comportamiento económico y social”. Revista Española de Financiación y Contabilidad. vol XXI n.67. Abril-Junio 1991</text:span></text:p>
      <text:p text:style-name="Standard"><text:span text:style-name="T1">-<text:tab/>Idalverto Chiavenato “Iniciación a la organización y técnica comercial”. Editorial Mc Graw Hill</text:span></text:p>
      <text:p text:style-name="Standard"><text:span text:style-name="T1">-<text:tab/>Zoilo Pallares, Diego Romero y Manuel Herrera, "Hacer Empresa:un reto. Editorial Nueva Empresa.</text:span></text:p>
      <text:p text:style-name="Standard"><text:span text:style-name="T1">-<text:tab/>Lair Ribeiro. “Generar Beneficios” Editorial Empresa Activa.</text:span></text:p>
      <text:p text:style-name="Standard"><text:span text:style-name="T1">-<text:tab/>Codigo de Comercio.</text:span></text:p>
      <text:p text:style-name="Standard"><text:span text:style-name="T1">-<text:tab/>Ley<text:tab/>14/<text:tab/>2013<text:tab/>de<text:tab/>27<text:tab/>de<text:tab/>Septiembre<text:tab/>de<text:tab/>apoyo<text:tab/>a<text:tab/>los emprendedores y su internacionalización.</text:span></text:p>
      <text:p text:style-name="Standard"><text:span text:style-name="T1">-<text:tab/>RD legislativo 1/ 2010 de 2 julio por el que se aprueba la Ley de Sociedades de Capital.</text:span></text:p>
      <text:p text:style-name="Standard"><text:span text:style-name="T1">-<text:tab/>Ley 44/2015 de 14 de octubre de Sociedades Laborales y Participadas.</text:span></text:p>
      <text:p text:style-name="Standard"><text:span text:style-name="T1">-<text:tab/>la Ley 27/1999 de 16 de julio por la que se regulan las Sociedades Cooperativas.</text:span></text:p>
      <text:p text:style-name="P9"/>
      <text:p text:style-name="Standard"><text:span text:style-name="T1">WEBS DE INTERÉS</text:span></text:p>
      <text:p text:style-name="P9"/>
      <text:p text:style-name="Standard"><text:span text:style-name="T1">www.eumed.net www.ipyme.org</text:span><text:bookmark-end text:name="_Go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rofesor</meta:initial-creator>
    <meta:editing-cycles>7</meta:editing-cycles>
    <meta:creation-date>2021-11-01T18:00:00</meta:creation-date>
    <dc:date>2022-10-21T12:29:41.386000000</dc:date>
    <meta:editing-duration>PT1H53M16S</meta:editing-duration>
    <meta:generator>LibreOffice/7.1.6.2$Windows_X86_64 LibreOffice_project/0e133318fcee89abacd6a7d077e292f1145735c3</meta:generator>
    <meta:document-statistic meta:table-count="0" meta:image-count="0" meta:object-count="0" meta:page-count="14" meta:paragraph-count="157" meta:word-count="4514" meta:character-count="28272" meta:non-whitespace-character-count="23902"/>
    <meta:user-defined meta:name="AppVersion">14.0000</meta:user-defined>
    <meta:user-defined meta:name="Company">HP Inc.</meta:user-defined>
    <meta:template xlink:type="simple" xlink:actuate="onRequest" xlink:title="Normal" xlink:href=""/>
  </office:meta>
</office:document-meta>
</file>